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paragraph-properties fo:margin-left="0in" fo:margin-right="0in" fo:text-indent="0in" style:auto-text-indent="false" style:writing-mode="lr-tb"/>
    </style:style>
    <style:style style:name="P2" style:family="paragraph" style:parent-style-name="Preformatted_20_Text">
      <style:paragraph-properties style:writing-mode="lr-tb"/>
    </style:style>
    <style:style style:name="P3" style:family="paragraph" style:parent-style-name="Preformatted_20_Text">
      <style:paragraph-properties fo:margin-top="0in" fo:margin-bottom="0.1965in" style:contextual-spacing="false" style:writing-mode="lr-tb"/>
    </style:style>
    <style:style style:name="P4" style:family="paragraph" style:parent-style-name="Preformatted_20_Text">
      <style:paragraph-properties fo:margin-left="0in" fo:margin-right="0in" fo:margin-top="0in" fo:margin-bottom="0.1965in" style:contextual-spacing="false" fo:text-indent="0in" style:auto-text-indent="false" style:writing-mode="lr-tb"/>
    </style:style>
    <style:style style:name="P5" style:family="paragraph" style:parent-style-name="Standard">
      <style:text-properties officeooo:rsid="00105745" officeooo:paragraph-rsid="00105745"/>
    </style:style>
    <style:style style:name="P6" style:family="paragraph" style:parent-style-name="Heading_20_2">
      <style:text-properties officeooo:rsid="00105745" officeooo:paragraph-rsid="00105745"/>
    </style:style>
    <style:style style:name="P7" style:family="paragraph" style:parent-style-name="Text_20_body">
      <style:text-properties officeooo:rsid="00105745"/>
    </style:style>
    <style:style style:name="P8" style:family="paragraph" style:parent-style-name="Heading_20_3">
      <style:text-properties officeooo:rsid="00105745"/>
    </style:style>
    <style:style style:name="P9" style:family="paragraph" style:parent-style-name="Preformatted_20_Text">
      <style:text-properties officeooo:rsid="00105745"/>
    </style:style>
    <style:style style:name="P10" style:family="paragraph" style:parent-style-name="Preformatted_20_Text">
      <style:paragraph-properties fo:margin-left="0in" fo:margin-right="0in" fo:text-indent="0in" style:auto-text-indent="false" style:writing-mode="lr-tb"/>
      <style:text-properties officeooo:rsid="00105745"/>
    </style:style>
    <style:style style:name="P11" style:family="paragraph" style:parent-style-name="Preformatted_20_Text">
      <style:paragraph-properties style:writing-mode="lr-tb"/>
      <style:text-properties officeooo:rsid="00105745"/>
    </style:style>
    <style:style style:name="P12" style:family="paragraph" style:parent-style-name="Preformatted_20_Text">
      <style:paragraph-properties fo:margin-top="0in" fo:margin-bottom="0.1965in" style:contextual-spacing="false" style:writing-mode="lr-tb"/>
      <style:text-properties officeooo:rsid="00105745"/>
    </style:style>
    <style:style style:name="P13" style:family="paragraph" style:parent-style-name="Text_20_body" style:list-style-name="L1">
      <style:text-properties officeooo:rsid="00105745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📘 <text:span text:style-name="Strong_20_Emphasis">MSSQL Stored Procedure Examples</text:span></text:h>
      <text:p text:style-name="Horizontal_20_Line"/>
      <text:h text:style-name="Heading_20_2" text:outline-level="2">✅ 1. Simple Procedure (No Parameters)</text:h>
      <text:p text:style-name="Text_20_body"><text:span text:style-name="Strong_20_Emphasis">Example:</text:span> Get all employees</text:p>
      <text:p text:style-name="Preformatted_20_Text">sql</text:p>
      <text:p text:style-name="Preformatted_20_Text">CopyEdit</text:p>
      <text:p text:style-name="P1"><text:span text:style-name="Source_20_Text">CREATE PROCEDURE GetAllEmployees</text:span></text:p>
      <text:p text:style-name="P2"><text:span text:style-name="Source_20_Text">AS</text:span></text:p>
      <text:p text:style-name="P2"><text:span text:style-name="Source_20_Text">BEGIN</text:span></text:p>
      <text:p text:style-name="P2"><text:span text:style-name="Source_20_Text"><text:s text:c="4"/>SELECT * FROM Employees;</text:span></text:p>
      <text:p text:style-name="P3"><text:span text:style-name="Source_20_Text">END;</text:span></text:p>
      <text:p text:style-name="Text_20_body"><text:span text:style-name="Strong_20_Emphasis">Execution:</text:span></text:p>
      <text:p text:style-name="Preformatted_20_Text">sql</text:p>
      <text:p text:style-name="Preformatted_20_Text">CopyEdit</text:p>
      <text:p text:style-name="P4"><text:span text:style-name="Source_20_Text">EXEC GetAllEmployees;</text:span></text:p>
      <text:p text:style-name="Horizontal_20_Line"/>
      <text:h text:style-name="Heading_20_2" text:outline-level="2">✅ 2. Procedure with Input Parameter</text:h>
      <text:p text:style-name="Text_20_body"><text:span text:style-name="Strong_20_Emphasis">Example:</text:span> Get employees by department</text:p>
      <text:p text:style-name="Preformatted_20_Text">sql</text:p>
      <text:p text:style-name="Preformatted_20_Text">CopyEdit</text:p>
      <text:p text:style-name="P1"><text:span text:style-name="Source_20_Text">CREATE PROCEDURE GetEmployeesByDepartment</text:span></text:p>
      <text:p text:style-name="P2"><text:span text:style-name="Source_20_Text"><text:s text:c="4"/>@DepartmentID INT</text:span></text:p>
      <text:p text:style-name="P2"><text:span text:style-name="Source_20_Text">AS</text:span></text:p>
      <text:p text:style-name="P2"><text:span text:style-name="Source_20_Text">BEGIN</text:span></text:p>
      <text:p text:style-name="P2"><text:span text:style-name="Source_20_Text"><text:s text:c="4"/>SELECT * FROM Employees</text:span></text:p>
      <text:p text:style-name="P2"><text:span text:style-name="Source_20_Text"><text:s text:c="4"/>WHERE DepartmentID = @DepartmentID;</text:span></text:p>
      <text:p text:style-name="P3"><text:span text:style-name="Source_20_Text">END;</text:span></text:p>
      <text:p text:style-name="Text_20_body"><text:span text:style-name="Strong_20_Emphasis">Execution:</text:span></text:p>
      <text:p text:style-name="Preformatted_20_Text">sql</text:p>
      <text:p text:style-name="Preformatted_20_Text">CopyEdit</text:p>
      <text:p text:style-name="P4"><text:span text:style-name="Source_20_Text">EXEC GetEmployeesByDepartment @DepartmentID = 2;</text:span></text:p>
      <text:p text:style-name="Horizontal_20_Line"/>
      <text:h text:style-name="Heading_20_2" text:outline-level="2">✅ 3. Procedure with Multiple Input Parameters</text:h>
      <text:p text:style-name="Text_20_body"><text:span text:style-name="Strong_20_Emphasis">Example:</text:span> Filter employees by department and minimum salary</text:p>
      <text:p text:style-name="Preformatted_20_Text">sql</text:p>
      <text:p text:style-name="Preformatted_20_Text">CopyEdit</text:p>
      <text:p text:style-name="P1"><text:span text:style-name="Source_20_Text">CREATE PROCEDURE GetEmployeesByDeptAndSalary</text:span></text:p>
      <text:p text:style-name="P2"><text:soft-page-break/><text:span text:style-name="Source_20_Text"><text:s text:c="4"/>@DepartmentID INT,</text:span></text:p>
      <text:p text:style-name="P2"><text:span text:style-name="Source_20_Text"><text:s text:c="4"/>@MinSalary MONEY</text:span></text:p>
      <text:p text:style-name="P2"><text:span text:style-name="Source_20_Text">AS</text:span></text:p>
      <text:p text:style-name="P2"><text:span text:style-name="Source_20_Text">BEGIN</text:span></text:p>
      <text:p text:style-name="P2"><text:span text:style-name="Source_20_Text"><text:s text:c="4"/>SELECT * FROM Employees</text:span></text:p>
      <text:p text:style-name="P2"><text:span text:style-name="Source_20_Text"><text:s text:c="4"/>WHERE DepartmentID = @DepartmentID</text:span></text:p>
      <text:p text:style-name="P2"><text:span text:style-name="Source_20_Text"><text:s text:c="6"/>AND Salary &gt;= @MinSalary;</text:span></text:p>
      <text:p text:style-name="P3"><text:span text:style-name="Source_20_Text">END;</text:span></text:p>
      <text:p text:style-name="Text_20_body"><text:span text:style-name="Strong_20_Emphasis">Execution:</text:span></text:p>
      <text:p text:style-name="Preformatted_20_Text">sql</text:p>
      <text:p text:style-name="Preformatted_20_Text">CopyEdit</text:p>
      <text:p text:style-name="P4"><text:span text:style-name="Source_20_Text">EXEC GetEmployeesByDeptAndSalary @DepartmentID = 1, @MinSalary = 50000;</text:span></text:p>
      <text:p text:style-name="Horizontal_20_Line"/>
      <text:h text:style-name="Heading_20_2" text:outline-level="2">✅ 4. Procedure with Output Parameter</text:h>
      <text:p text:style-name="Text_20_body"><text:span text:style-name="Strong_20_Emphasis">Example:</text:span> Get the total count of employees in a department</text:p>
      <text:p text:style-name="Preformatted_20_Text">sql</text:p>
      <text:p text:style-name="Preformatted_20_Text">CopyEdit</text:p>
      <text:p text:style-name="P1"><text:span text:style-name="Source_20_Text">CREATE PROCEDURE GetEmployeeCount</text:span></text:p>
      <text:p text:style-name="P2"><text:span text:style-name="Source_20_Text"><text:s text:c="4"/>@DepartmentID INT,</text:span></text:p>
      <text:p text:style-name="P2"><text:span text:style-name="Source_20_Text"><text:s text:c="4"/>@EmployeeCount INT OUTPUT</text:span></text:p>
      <text:p text:style-name="P2"><text:span text:style-name="Source_20_Text">AS</text:span></text:p>
      <text:p text:style-name="P2"><text:span text:style-name="Source_20_Text">BEGIN</text:span></text:p>
      <text:p text:style-name="P2"><text:span text:style-name="Source_20_Text"><text:s text:c="4"/>SELECT @EmployeeCount = COUNT(*)</text:span></text:p>
      <text:p text:style-name="P2"><text:span text:style-name="Source_20_Text"><text:s text:c="4"/>FROM Employees</text:span></text:p>
      <text:p text:style-name="P2"><text:span text:style-name="Source_20_Text"><text:s text:c="4"/>WHERE DepartmentID = @DepartmentID;</text:span></text:p>
      <text:p text:style-name="P3"><text:span text:style-name="Source_20_Text">END;</text:span></text:p>
      <text:p text:style-name="Text_20_body"><text:span text:style-name="Strong_20_Emphasis">Execution and Reading Output:</text:span></text:p>
      <text:p text:style-name="Preformatted_20_Text">sql</text:p>
      <text:p text:style-name="Preformatted_20_Text">CopyEdit</text:p>
      <text:p text:style-name="P1"><text:span text:style-name="Source_20_Text">DECLARE @Count INT;</text:span></text:p>
      <text:p text:style-name="P2"><text:span text:style-name="Source_20_Text">EXEC GetEmployeeCount @DepartmentID = 3, @EmployeeCount = @Count OUTPUT;</text:span></text:p>
      <text:p text:style-name="P3"><text:span text:style-name="Source_20_Text">PRINT 'Total Employees: ' + CAST(@Count AS VARCHAR);</text:span></text:p>
      <text:p text:style-name="Horizontal_20_Line"/>
      <text:h text:style-name="Heading_20_2" text:outline-level="2">✅ 5. Procedure with Default Parameter Value</text:h>
      <text:p text:style-name="Text_20_body"><text:span text:style-name="Strong_20_Emphasis">Example:</text:span> Get employees by department, defaulting to department 1</text:p>
      <text:p text:style-name="Preformatted_20_Text">sql</text:p>
      <text:p text:style-name="Preformatted_20_Text">CopyEdit</text:p>
      <text:p text:style-name="P1"><text:span text:style-name="Source_20_Text">CREATE PROCEDURE GetEmployeesWithDefaultDept</text:span></text:p>
      <text:p text:style-name="P2"><text:span text:style-name="Source_20_Text"><text:s text:c="4"/>@DepartmentID INT = 1</text:span></text:p>
      <text:p text:style-name="P2"><text:span text:style-name="Source_20_Text">AS</text:span></text:p>
      <text:p text:style-name="P2"><text:span text:style-name="Source_20_Text">BEGIN</text:span></text:p>
      <text:p text:style-name="P2"><text:span text:style-name="Source_20_Text"><text:s text:c="4"/>SELECT * FROM Employees</text:span></text:p>
      <text:p text:style-name="P2"><text:span text:style-name="Source_20_Text"><text:s text:c="4"/>WHERE DepartmentID = @DepartmentID;</text:span></text:p>
      <text:p text:style-name="P3"><text:span text:style-name="Source_20_Text">END;</text:span></text:p>
      <text:p text:style-name="Text_20_body"><text:soft-page-break/><text:span text:style-name="Strong_20_Emphasis">Execution:</text:span></text:p>
      <text:p text:style-name="Preformatted_20_Text">sql</text:p>
      <text:p text:style-name="Preformatted_20_Text">CopyEdit</text:p>
      <text:p text:style-name="P1"><text:span text:style-name="Source_20_Text">-- Using default (department 1)</text:span></text:p>
      <text:p text:style-name="P2"><text:span text:style-name="Source_20_Text">EXEC GetEmployeesWithDefaultDept;</text:span></text:p>
      <text:p text:style-name="P2"/>
      <text:p text:style-name="P2"><text:span text:style-name="Source_20_Text">-- Specifying a different department</text:span></text:p>
      <text:p text:style-name="P3"><text:span text:style-name="Source_20_Text">EXEC GetEmployeesWithDefaultDept @DepartmentID = 2;</text:span></text:p>
      <text:p text:style-name="Horizontal_20_Line"/>
      <text:h text:style-name="Heading_20_2" text:outline-level="2">✅ 6. Procedure with Transaction and Error Handling</text:h>
      <text:p text:style-name="Text_20_body"><text:span text:style-name="Strong_20_Emphasis">Example:</text:span> Transfer salary from one employee to another</text:p>
      <text:p text:style-name="Preformatted_20_Text">sql</text:p>
      <text:p text:style-name="Preformatted_20_Text">CopyEdit</text:p>
      <text:p text:style-name="P1"><text:span text:style-name="Source_20_Text">CREATE PROCEDURE TransferSalary</text:span></text:p>
      <text:p text:style-name="P2"><text:span text:style-name="Source_20_Text"><text:s text:c="4"/>@FromEmployeeID INT,</text:span></text:p>
      <text:p text:style-name="P2"><text:span text:style-name="Source_20_Text"><text:s text:c="4"/>@ToEmployeeID INT,</text:span></text:p>
      <text:p text:style-name="P2"><text:span text:style-name="Source_20_Text"><text:s text:c="4"/>@Amount MONEY</text:span></text:p>
      <text:p text:style-name="P2"><text:span text:style-name="Source_20_Text">AS</text:span></text:p>
      <text:p text:style-name="P2"><text:span text:style-name="Source_20_Text">BEGIN</text:span></text:p>
      <text:p text:style-name="P2"><text:span text:style-name="Source_20_Text"><text:s text:c="4"/>BEGIN TRY</text:span></text:p>
      <text:p text:style-name="P2"><text:span text:style-name="Source_20_Text"><text:s text:c="8"/>BEGIN TRANSACTION;</text:span></text:p>
      <text:p text:style-name="P2"/>
      <text:p text:style-name="P2"><text:span text:style-name="Source_20_Text"><text:s text:c="8"/>UPDATE Employees</text:span></text:p>
      <text:p text:style-name="P2"><text:span text:style-name="Source_20_Text"><text:s text:c="8"/>SET Salary = Salary - @Amount</text:span></text:p>
      <text:p text:style-name="P2"><text:span text:style-name="Source_20_Text"><text:s text:c="8"/>WHERE EmployeeID = @FromEmployeeID;</text:span></text:p>
      <text:p text:style-name="P2"/>
      <text:p text:style-name="P2"><text:span text:style-name="Source_20_Text"><text:s text:c="8"/>UPDATE Employees</text:span></text:p>
      <text:p text:style-name="P2"><text:span text:style-name="Source_20_Text"><text:s text:c="8"/>SET Salary = Salary + @Amount</text:span></text:p>
      <text:p text:style-name="P2"><text:span text:style-name="Source_20_Text"><text:s text:c="8"/>WHERE EmployeeID = @ToEmployeeID;</text:span></text:p>
      <text:p text:style-name="P2"/>
      <text:p text:style-name="P2"><text:span text:style-name="Source_20_Text"><text:s text:c="8"/>COMMIT TRANSACTION;</text:span></text:p>
      <text:p text:style-name="P2"><text:span text:style-name="Source_20_Text"><text:s text:c="4"/>END TRY</text:span></text:p>
      <text:p text:style-name="P2"><text:span text:style-name="Source_20_Text"><text:s text:c="4"/>BEGIN CATCH</text:span></text:p>
      <text:p text:style-name="P2"><text:span text:style-name="Source_20_Text"><text:s text:c="8"/>ROLLBACK TRANSACTION;</text:span></text:p>
      <text:p text:style-name="P2"><text:span text:style-name="Source_20_Text"><text:s text:c="8"/>PRINT 'Error occurred: ' + ERROR_MESSAGE();</text:span></text:p>
      <text:p text:style-name="P2"><text:span text:style-name="Source_20_Text"><text:s text:c="4"/>END CATCH;</text:span></text:p>
      <text:p text:style-name="P3"><text:span text:style-name="Source_20_Text">END;</text:span></text:p>
      <text:p text:style-name="Text_20_body"><text:span text:style-name="Strong_20_Emphasis">Execution:</text:span></text:p>
      <text:p text:style-name="Preformatted_20_Text">sql</text:p>
      <text:p text:style-name="Preformatted_20_Text">CopyEdit</text:p>
      <text:p text:style-name="P4"><text:span text:style-name="Source_20_Text">EXEC TransferSalary @FromEmployeeID = 1, @ToEmployeeID = 2, @Amount = 500;</text:span></text:p>
      <text:p text:style-name="Horizontal_20_Line"/>
      <text:h text:style-name="Heading_20_2" text:outline-level="2">✅ 7. Procedure Returning Result Sets and Messages</text:h>
      <text:p text:style-name="Text_20_body"><text:span text:style-name="Strong_20_Emphasis">Example:</text:span> Return employee list and print a message</text:p>
      <text:p text:style-name="Preformatted_20_Text">sql</text:p>
      <text:p text:style-name="Preformatted_20_Text"><text:soft-page-break/>CopyEdit</text:p>
      <text:p text:style-name="P1"><text:span text:style-name="Source_20_Text">CREATE PROCEDURE ShowEmployeesWithMessage</text:span></text:p>
      <text:p text:style-name="P2"><text:span text:style-name="Source_20_Text">AS</text:span></text:p>
      <text:p text:style-name="P2"><text:span text:style-name="Source_20_Text">BEGIN</text:span></text:p>
      <text:p text:style-name="P2"><text:span text:style-name="Source_20_Text"><text:s text:c="4"/>SELECT * FROM Employees;</text:span></text:p>
      <text:p text:style-name="P2"><text:span text:style-name="Source_20_Text"><text:s text:c="4"/>PRINT 'Employee list retrieved successfully.';</text:span></text:p>
      <text:p text:style-name="P3"><text:span text:style-name="Source_20_Text">END;</text:span></text:p>
      <text:p text:style-name="Text_20_body"><text:span text:style-name="Strong_20_Emphasis">Execution:</text:span></text:p>
      <text:p text:style-name="Preformatted_20_Text">sql</text:p>
      <text:p text:style-name="Preformatted_20_Text">CopyEdit</text:p>
      <text:p text:style-name="P4"><text:span text:style-name="Source_20_Text">EXEC ShowEmployeesWithMessage;</text:span></text:p>
      <text:p text:style-name="Horizontal_20_Line"/>
      <text:h text:style-name="Heading_20_2" text:outline-level="2">✅ 8. Dropping a Stored Procedure</text:h>
      <text:p text:style-name="Text_20_body"><text:span text:style-name="Strong_20_Emphasis">Syntax:</text:span></text:p>
      <text:p text:style-name="Preformatted_20_Text">sql</text:p>
      <text:p text:style-name="Preformatted_20_Text">CopyEdit</text:p>
      <text:p text:style-name="P4"><text:span text:style-name="Source_20_Text">DROP PROCEDURE ProcedureName;</text:span></text:p>
      <text:p text:style-name="Text_20_body"><text:span text:style-name="Strong_20_Emphasis">Example:</text:span></text:p>
      <text:p text:style-name="Preformatted_20_Text">sql</text:p>
      <text:p text:style-name="Preformatted_20_Text">CopyEdit</text:p>
      <text:p text:style-name="P4"><text:span text:style-name="Source_20_Text">DROP PROCEDURE GetAllEmployees;</text:span></text:p>
      <text:p text:style-name="Standard"/>
      <text:p text:style-name="Standard">----------------------------------------------------------------------------</text:p>
      <text:p text:style-name="Standard"/>
      <text:h text:style-name="Heading_20_2" text:outline-level="2">✅ Step-by-Step Example: EF Core + Stored Procedure with Salary Range</text:h>
      <text:p text:style-name="Horizontal_20_Line"/>
      <text:h text:style-name="Heading_20_3" text:outline-level="3">🛠️ 1. <text:span text:style-name="Strong_20_Emphasis">SQL Server Stored Procedure</text:span></text:h>
      <text:p text:style-name="Preformatted_20_Text">sql</text:p>
      <text:p text:style-name="Preformatted_20_Text">CopyEdit</text:p>
      <text:p text:style-name="P1"><text:span text:style-name="Source_20_Text">CREATE PROCEDURE GetEmployeesBySalaryRange</text:span></text:p>
      <text:p text:style-name="P2"><text:span text:style-name="Source_20_Text"><text:s text:c="4"/>@MinSalary MONEY,</text:span></text:p>
      <text:p text:style-name="P2"><text:span text:style-name="Source_20_Text"><text:s text:c="4"/>@MaxSalary MONEY</text:span></text:p>
      <text:p text:style-name="P2"><text:span text:style-name="Source_20_Text">AS</text:span></text:p>
      <text:p text:style-name="P2"><text:span text:style-name="Source_20_Text">BEGIN</text:span></text:p>
      <text:p text:style-name="P2"><text:span text:style-name="Source_20_Text"><text:s text:c="4"/>SELECT * FROM Employees</text:span></text:p>
      <text:p text:style-name="P2"><text:span text:style-name="Source_20_Text"><text:s text:c="4"/>WHERE Salary BETWEEN @MinSalary AND @MaxSalary;</text:span></text:p>
      <text:p text:style-name="P3"><text:span text:style-name="Source_20_Text">END;</text:span></text:p>
      <text:p text:style-name="Horizontal_20_Line"/>
      <text:h text:style-name="Heading_20_3" text:outline-level="3"><text:soft-page-break/>📁 2. <text:span text:style-name="Strong_20_Emphasis">Employee Entity (C#)</text:span></text:h>
      <text:p text:style-name="Preformatted_20_Text">csharp</text:p>
      <text:p text:style-name="Preformatted_20_Text">CopyEdit</text:p>
      <text:p text:style-name="P1"><text:span text:style-name="Source_20_Text">public class Employee</text:span></text:p>
      <text:p text:style-name="P2"><text:span text:style-name="Source_20_Text">{</text:span></text:p>
      <text:p text:style-name="P2"><text:span text:style-name="Source_20_Text"><text:s text:c="4"/>public int EmployeeID { get; set; }</text:span></text:p>
      <text:p text:style-name="P2"><text:span text:style-name="Source_20_Text"><text:s text:c="4"/>public string Name { get; set; }</text:span></text:p>
      <text:p text:style-name="P2"><text:span text:style-name="Source_20_Text"><text:s text:c="4"/>public decimal Salary { get; set; }</text:span></text:p>
      <text:p text:style-name="P2"><text:span text:style-name="Source_20_Text"><text:s text:c="4"/>public int DepartmentID { get; set; }</text:span></text:p>
      <text:p text:style-name="P3"><text:span text:style-name="Source_20_Text">}</text:span></text:p>
      <text:p text:style-name="Horizontal_20_Line"/>
      <text:h text:style-name="Heading_20_3" text:outline-level="3">🧩 3. <text:span text:style-name="Strong_20_Emphasis">DbContext with DbSet</text:span></text:h>
      <text:p text:style-name="Preformatted_20_Text">csharp</text:p>
      <text:p text:style-name="Preformatted_20_Text">CopyEdit</text:p>
      <text:p text:style-name="P1"><text:span text:style-name="Source_20_Text">public class AppDbContext : DbContext</text:span></text:p>
      <text:p text:style-name="P2"><text:span text:style-name="Source_20_Text">{</text:span></text:p>
      <text:p text:style-name="P2"><text:span text:style-name="Source_20_Text"><text:s text:c="4"/>public DbSet&lt;Employee&gt; Employees { get; set; }</text:span></text:p>
      <text:p text:style-name="P2"/>
      <text:p text:style-name="P2"><text:span text:style-name="Source_20_Text"><text:s text:c="4"/>public AppDbContext(DbContextOptions&lt;AppDbContext&gt; options)</text:span></text:p>
      <text:p text:style-name="P2"><text:span text:style-name="Source_20_Text"><text:s text:c="8"/>: base(options)</text:span></text:p>
      <text:p text:style-name="P2"><text:span text:style-name="Source_20_Text"><text:s text:c="4"/>{</text:span></text:p>
      <text:p text:style-name="P2"><text:span text:style-name="Source_20_Text"><text:s text:c="4"/>}</text:span></text:p>
      <text:p text:style-name="P3"><text:span text:style-name="Source_20_Text">}</text:span></text:p>
      <text:p text:style-name="Horizontal_20_Line"/>
      <text:h text:style-name="Heading_20_3" text:outline-level="3">📦 4. <text:span text:style-name="Strong_20_Emphasis">Calling the Stored Procedure using EF Core</text:span></text:h>
      <text:p text:style-name="Text_20_body">EF Core supports <text:span text:style-name="Source_20_Text">FromSqlRaw</text:span> for stored procedures.</text:p>
      <text:p text:style-name="Preformatted_20_Text">csharp</text:p>
      <text:p text:style-name="Preformatted_20_Text">CopyEdit</text:p>
      <text:p text:style-name="P1"><text:span text:style-name="Source_20_Text">public class EmployeeRepository</text:span></text:p>
      <text:p text:style-name="P2"><text:span text:style-name="Source_20_Text">{</text:span></text:p>
      <text:p text:style-name="P2"><text:span text:style-name="Source_20_Text"><text:s text:c="4"/>private readonly AppDbContext _context;</text:span></text:p>
      <text:p text:style-name="P2"/>
      <text:p text:style-name="P2"><text:span text:style-name="Source_20_Text"><text:s text:c="4"/>public EmployeeRepository(AppDbContext context)</text:span></text:p>
      <text:p text:style-name="P2"><text:span text:style-name="Source_20_Text"><text:s text:c="4"/>{</text:span></text:p>
      <text:p text:style-name="P2"><text:span text:style-name="Source_20_Text"><text:s text:c="8"/>_context = context;</text:span></text:p>
      <text:p text:style-name="P2"><text:span text:style-name="Source_20_Text"><text:s text:c="4"/>}</text:span></text:p>
      <text:p text:style-name="P2"/>
      <text:p text:style-name="P2"><text:span text:style-name="Source_20_Text"><text:s text:c="4"/>public async Task&lt;List&lt;Employee&gt;&gt; GetEmployeesBySalaryRangeAsync(decimal minSalary, decimal maxSalary)</text:span></text:p>
      <text:p text:style-name="P2"><text:span text:style-name="Source_20_Text"><text:s text:c="4"/>{</text:span></text:p>
      <text:p text:style-name="P2"><text:span text:style-name="Source_20_Text"><text:s text:c="8"/>return await _context.Employees</text:span></text:p>
      <text:p text:style-name="P2"><text:span text:style-name="Source_20_Text"><text:s text:c="12"/>.FromSqlRaw("EXEC GetEmployeesBySalaryRange @MinSalary = {0}, @MaxSalary = {1}", minSalary, maxSalary)</text:span></text:p>
      <text:p text:style-name="P2"><text:span text:style-name="Source_20_Text"><text:s text:c="12"/>.ToListAsync();</text:span></text:p>
      <text:p text:style-name="P2"><text:span text:style-name="Source_20_Text"><text:s text:c="4"/>}</text:span></text:p>
      <text:p text:style-name="P3"><text:span text:style-name="Source_20_Text">}</text:span></text:p>
      <text:p text:style-name="Horizontal_20_Line"/>
      <text:h text:style-name="Heading_20_3" text:outline-level="3"><text:soft-page-break/>✅ 5. <text:span text:style-name="Strong_20_Emphasis">Calling It from a Controller</text:span></text:h>
      <text:p text:style-name="Preformatted_20_Text">csharp</text:p>
      <text:p text:style-name="Preformatted_20_Text">CopyEdit</text:p>
      <text:p text:style-name="P1"><text:span text:style-name="Source_20_Text">[ApiController]</text:span></text:p>
      <text:p text:style-name="P2"><text:span text:style-name="Source_20_Text">[Route("api/[controller]")]</text:span></text:p>
      <text:p text:style-name="P2"><text:span text:style-name="Source_20_Text">public class EmployeesController : ControllerBase</text:span></text:p>
      <text:p text:style-name="P2"><text:span text:style-name="Source_20_Text">{</text:span></text:p>
      <text:p text:style-name="P2"><text:span text:style-name="Source_20_Text"><text:s text:c="4"/>private readonly EmployeeRepository _repository;</text:span></text:p>
      <text:p text:style-name="P2"/>
      <text:p text:style-name="P2"><text:span text:style-name="Source_20_Text"><text:s text:c="4"/>public EmployeesController(EmployeeRepository repository)</text:span></text:p>
      <text:p text:style-name="P2"><text:span text:style-name="Source_20_Text"><text:s text:c="4"/>{</text:span></text:p>
      <text:p text:style-name="P2"><text:span text:style-name="Source_20_Text"><text:s text:c="8"/>_repository = repository;</text:span></text:p>
      <text:p text:style-name="P2"><text:span text:style-name="Source_20_Text"><text:s text:c="4"/>}</text:span></text:p>
      <text:p text:style-name="P2"/>
      <text:p text:style-name="P2"><text:span text:style-name="Source_20_Text"><text:s text:c="4"/>[HttpGet("salary-range")]</text:span></text:p>
      <text:p text:style-name="P2"><text:span text:style-name="Source_20_Text"><text:s text:c="4"/>public async Task&lt;IActionResult&gt; GetEmployeesInRange(decimal min, decimal max)</text:span></text:p>
      <text:p text:style-name="P2"><text:span text:style-name="Source_20_Text"><text:s text:c="4"/>{</text:span></text:p>
      <text:p text:style-name="P2"><text:span text:style-name="Source_20_Text"><text:s text:c="8"/>var result = await _repository.GetEmployeesBySalaryRangeAsync(min, max);</text:span></text:p>
      <text:p text:style-name="P2"><text:span text:style-name="Source_20_Text"><text:s text:c="8"/>return Ok(result);</text:span></text:p>
      <text:p text:style-name="P2"><text:span text:style-name="Source_20_Text"><text:s text:c="4"/>}</text:span></text:p>
      <text:p text:style-name="P3"><text:span text:style-name="Source_20_Text">}</text:span></text:p>
      <text:p text:style-name="P5">Alternative</text:p>
      <text:p text:style-name="P5"/>
      <text:h text:style-name="P6" text:outline-level="2">✅ 1. <text:span text:style-name="Source_20_Text">FromSqlInterpolated</text:span> — <text:span text:style-name="Strong_20_Emphasis">Safe Alternative to </text:span><text:span text:style-name="Strong_20_Emphasis"><text:span text:style-name="Source_20_Text">FromSqlRaw</text:span></text:span></text:h>
      <text:p text:style-name="P7">This is recommended over <text:span text:style-name="Source_20_Text">FromSqlRaw</text:span> when using user-provided values, as it safely handles SQL injection by parameterizing the query.</text:p>
      <text:h text:style-name="P8" text:outline-level="3">🔹 Example:</text:h>
      <text:p text:style-name="P9">csharp</text:p>
      <text:p text:style-name="P9">CopyEdit</text:p>
      <text:p text:style-name="P10"><text:span text:style-name="Source_20_Text">return await _context.Employees</text:span></text:p>
      <text:p text:style-name="P11"><text:span text:style-name="Source_20_Text"><text:s text:c="4"/>.FromSqlInterpolated($"EXEC GetEmployeesBySalaryRange @MinSalary = {minSalary}, @MaxSalary = {maxSalary}")</text:span></text:p>
      <text:p text:style-name="P12"><text:span text:style-name="Source_20_Text"><text:s text:c="4"/>.ToListAsync();</text:span></text:p>
      <text:p text:style-name="P7">✅ <text:span text:style-name="Strong_20_Emphasis">Why use this?</text:span></text:p>
      <text:list text:style-name="L1">
        <text:list-item>
          <text:p text:style-name="P13">Safer than <text:span text:style-name="Source_20_Text">FromSqlRaw</text:span> when using variables</text:p>
        </text:list-item>
        <text:list-item>
          <text:p text:style-name="P13">Uses parameterization automatically</text:p>
        </text:list-item>
        <text:list-item>
          <text:p text:style-name="P13">Cleaner syntax</text:p>
        </text:list-item>
      </text:list>
      <text:p text:style-name="P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8-02T06:55:12.325416900</meta:creation-date>
    <dc:date>2025-08-02T07:01:47.781676100</dc:date>
    <meta:editing-duration>PT6M35S</meta:editing-duration>
    <meta:editing-cycles>3</meta:editing-cycles>
    <meta:generator>LibreOffice/25.2.4.3$Windows_X86_64 LibreOffice_project/33e196637044ead23f5c3226cde09b47731f7e27</meta:generator>
    <meta:document-statistic meta:table-count="0" meta:image-count="0" meta:object-count="0" meta:page-count="6" meta:paragraph-count="219" meta:word-count="659" meta:character-count="5332" meta:non-whitespace-character-count="4520"/>
  </office:meta>
</office:document-meta>
</file>